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3333" fo:font-size="20pt" fo:language="it" fo:country="IT" fo:font-weight="bold" officeooo:rsid="00067641" officeooo:paragraph-rsid="00067641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it" fo:country="IT" officeooo:rsid="00067641" officeooo:paragraph-rsid="0035bf76"/>
    </style:style>
    <style:style style:name="P3" style:family="paragraph" style:parent-style-name="Standard">
      <style:paragraph-properties fo:text-align="start" style:justify-single-word="false"/>
      <style:text-properties fo:language="it" fo:country="IT" officeooo:rsid="00068acb" officeooo:paragraph-rsid="00068acb"/>
    </style:style>
    <style:style style:name="P4" style:family="paragraph" style:parent-style-name="Standard">
      <style:paragraph-properties fo:text-align="start" style:justify-single-word="false"/>
      <style:text-properties fo:language="it" fo:country="IT" officeooo:rsid="0010d20c" officeooo:paragraph-rsid="0010d20c"/>
    </style:style>
    <style:style style:name="P5" style:family="paragraph" style:parent-style-name="Standard">
      <style:paragraph-properties fo:text-align="center" style:justify-single-word="false"/>
      <style:text-properties fo:language="it" fo:country="IT" officeooo:rsid="00250067" officeooo:paragraph-rsid="00250067"/>
    </style:style>
    <style:style style:name="P6" style:family="paragraph" style:parent-style-name="Standard">
      <style:paragraph-properties fo:text-align="start" style:justify-single-word="false"/>
      <style:text-properties fo:language="it" fo:country="IT" officeooo:rsid="00250067" officeooo:paragraph-rsid="001a3df5"/>
    </style:style>
    <style:style style:name="P7" style:family="paragraph" style:parent-style-name="Standard">
      <style:paragraph-properties fo:text-align="start" style:justify-single-word="false"/>
      <style:text-properties fo:language="it" fo:country="IT" fo:font-weight="bold" officeooo:rsid="00067641" officeooo:paragraph-rsid="0035bf76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it" fo:country="IT" fo:font-weight="bold" officeooo:rsid="00067641" officeooo:paragraph-rsid="00067641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language="it" fo:country="IT" fo:font-weight="bold" officeooo:rsid="003667dc" officeooo:paragraph-rsid="0025006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language="it" fo:country="IT" officeooo:rsid="00417399" officeooo:paragraph-rsid="00417399"/>
    </style:style>
    <style:style style:name="P11" style:family="paragraph" style:parent-style-name="Standard">
      <style:paragraph-properties fo:text-align="start" style:justify-single-word="false"/>
      <style:text-properties fo:language="it" fo:country="IT" officeooo:rsid="00417399" officeooo:paragraph-rsid="004f147e"/>
    </style:style>
    <style:style style:name="P12" style:family="paragraph" style:parent-style-name="Standard">
      <style:paragraph-properties fo:text-align="justify" style:justify-single-word="false"/>
      <style:text-properties fo:language="it" fo:country="IT" officeooo:rsid="004f147e" officeooo:paragraph-rsid="004f147e"/>
    </style:style>
    <style:style style:name="P13" style:family="paragraph" style:parent-style-name="Standard">
      <style:paragraph-properties fo:text-align="center" style:justify-single-word="false"/>
      <style:text-properties fo:font-size="15pt" fo:language="it" fo:country="IT" fo:font-weight="bold" officeooo:rsid="0010d20c" officeooo:paragraph-rsid="0010d20c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5pt" fo:language="it" fo:country="IT" fo:font-weight="bold" officeooo:rsid="0010a9f9" officeooo:paragraph-rsid="0010a9f9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4pt" fo:language="it" fo:country="IT" officeooo:rsid="0040ca07" officeooo:paragraph-rsid="0040ca07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fo:language="it" fo:country="IT" officeooo:rsid="00417399" officeooo:paragraph-rsid="004f147e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fo:language="it" fo:country="IT" officeooo:rsid="0053e789" officeooo:paragraph-rsid="0053e789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officeooo:paragraph-rsid="00447f7d" style:font-size-asian="14pt" style:font-size-complex="14pt"/>
    </style:style>
    <style:style style:name="P19" style:family="paragraph" style:parent-style-name="Standard">
      <style:paragraph-properties fo:text-align="start" style:justify-single-word="false"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language="it" fo:country="IT" officeooo:rsid="00417399" officeooo:paragraph-rsid="004f147e"/>
    </style:style>
    <style:style style:name="P20" style:family="paragraph" style:parent-style-name="Standard">
      <style:paragraph-properties fo:text-align="start" style:justify-single-word="false"/>
      <style:text-properties style:text-position="0% 100%" style:font-name="Liberation Serif1" fo:language="it" fo:country="IT" officeooo:rsid="00518af1" officeooo:paragraph-rsid="00447f7d"/>
    </style:style>
    <style:style style:name="P21" style:family="paragraph" style:parent-style-name="Standard">
      <style:paragraph-properties fo:text-align="start" style:justify-single-word="false"/>
      <style:text-properties fo:language="it" fo:country="IT" officeooo:rsid="004241c7" officeooo:paragraph-rsid="004f147e"/>
    </style:style>
    <style:style style:name="P22" style:family="paragraph" style:parent-style-name="Standard">
      <style:paragraph-properties fo:text-align="start" style:justify-single-word="false"/>
      <style:text-properties fo:language="it" fo:country="IT" officeooo:rsid="00417399" officeooo:paragraph-rsid="004f147e"/>
    </style:style>
    <style:style style:name="P23" style:family="paragraph" style:parent-style-name="Standard">
      <style:paragraph-properties fo:text-align="start" style:justify-single-word="false"/>
      <style:text-properties fo:language="it" fo:country="IT" officeooo:rsid="0062d00d" officeooo:paragraph-rsid="0062d00d"/>
    </style:style>
    <style:style style:name="P24" style:family="paragraph" style:parent-style-name="Standard">
      <style:paragraph-properties fo:text-align="justify" style:justify-single-word="false"/>
      <style:text-properties fo:font-size="14pt" fo:language="it" fo:country="IT" officeooo:rsid="004241c7" officeooo:paragraph-rsid="004f147e" style:font-size-asian="14pt" style:font-size-complex="14pt"/>
    </style:style>
    <style:style style:name="P25" style:family="paragraph" style:parent-style-name="Standard">
      <style:paragraph-properties fo:text-align="start" style:justify-single-word="false"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language="it" fo:country="IT" officeooo:rsid="00417399" officeooo:paragraph-rsid="004f147e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3667dc" style:font-size-asian="15pt" style:font-weight-asian="bold" style:font-size-complex="15pt" style:font-weight-complex="bold"/>
    </style:style>
    <style:style style:name="T3" style:family="text">
      <style:text-properties officeooo:rsid="00417399"/>
    </style:style>
    <style:style style:name="T4" style:family="text">
      <style:text-properties officeooo:rsid="004241c7"/>
    </style:style>
    <style:style style:name="T5" style:family="text">
      <style:text-properties style:text-position="sub 58%" style:font-name="Liberation Serif1" fo:language="it" fo:country="IT" officeooo:rsid="00447f7d"/>
    </style:style>
    <style:style style:name="T6" style:family="text">
      <style:text-properties style:text-position="0% 100%" style:font-name="Liberation Serif1" officeooo:rsid="00518af1"/>
    </style:style>
    <style:style style:name="T7" style:family="text">
      <style:text-properties style:text-position="0% 100%" style:font-name="Liberation Serif1" fo:language="it" fo:country="IT" officeooo:rsid="00463d95"/>
    </style:style>
    <style:style style:name="T8" style:family="text">
      <style:text-properties style:text-position="0% 100%" style:font-name="Liberation Serif1" fo:language="it" fo:country="IT" officeooo:rsid="00518af1"/>
    </style:style>
    <style:style style:name="T9" style:family="text">
      <style:text-properties officeooo:rsid="004cb4c3"/>
    </style:style>
    <style:style style:name="T10" style:family="text">
      <style:text-properties fo:language="it" fo:country="IT" officeooo:rsid="00417399"/>
    </style:style>
    <style:style style:name="T11" style:family="text">
      <style:text-properties fo:language="it" fo:country="IT" officeooo:rsid="004241c7"/>
    </style:style>
    <style:style style:name="T12" style:family="text">
      <style:text-properties fo:language="it" fo:country="IT" officeooo:rsid="006553d2"/>
    </style:style>
    <style:style style:name="T13" style:family="text">
      <style:text-properties fo:language="it" fo:country="IT" officeooo:rsid="0066ba77"/>
    </style:style>
    <style:style style:name="T14" style:family="text">
      <style:text-properties fo:language="it" fo:country="IT" officeooo:rsid="0067b74a"/>
    </style:style>
    <style:style style:name="T15" style:family="text">
      <style:text-properties officeooo:rsid="004d40ce"/>
    </style:style>
    <style:style style:name="T16" style:family="text">
      <style:text-properties style:font-name="sans-serif"/>
    </style:style>
    <style:style style:name="T17" style:family="text">
      <style:text-properties style:font-name="sans-serif" officeooo:rsid="00518af1"/>
    </style:style>
    <style:style style:name="T18" style:family="text">
      <style:text-properties officeooo:rsid="0056343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ZIONE ALGORITMI 1-ALBERI:</text:p>
      <text:p text:style-name="P2"/>
      <text:p text:style-name="P7">Andrea Ierardi – Matricola: 20018785</text:p>
      <text:p text:style-name="P8">Marco Camillo Rizzi - Matricola: 20019238</text:p>
      <text:p text:style-name="P8">Edoardo Favorido – Matricola: 20018971</text:p>
      <text:p text:style-name="P3"/>
      <text:p text:style-name="P13">Introduzione</text:p>
      <text:p text:style-name="P6"/>
      <text:p text:style-name="P15">Lo scopo di questo esperimento è stato indicizzare un archivio di studenti attraverso l’implementazione di tabelle di Hash. E’ stata scelta <text:span text:style-name="T18">un</text:span>’implementazione di tabelle con “hashing doppio”, nella quale avvengono due hashing consecutivi in caso di collisione, ovvero quando si vuole inserire un elemento in una cella già occupata in precedenza. <text:span text:style-name="T3">Letti ottanta studenti da file, questi vengono inseriti nella tabella Hash e in caso ricercati in tabella tramite una funzione di ricerca per matricola.</text:span></text:p>
      <text:p text:style-name="P4"/>
      <text:p text:style-name="P14">Scelte progettuali</text:p>
      <text:p text:style-name="P14"/>
      <text:p text:style-name="P18"><text:span text:style-name="T10">E’ stato sviluppato un file in linguaggio c nel quale vengono richiesti due dati in input. Il primo valore (n) identifica il numero di studenti, il secondo valore (m) identifica un numero primo che viene controllato e viene richiesto in caso non venga fornito un numero adeguato (quindi non primo). Questo numero primo </text:span><text:span text:style-name="T12">determina la dimensione della tabella ed</text:span><text:span text:style-name="T10"> è </text:span><text:span text:style-name="T12">necessari</text:span><text:span text:style-name="T10">o poiché altrimenti durante la ricerca </text:span><text:span text:style-name="T13">potrebbero essere</text:span><text:span text:style-name="T10"> esaminat</text:span><text:span text:style-name="T13">e</text:span><text:span text:style-name="T10"> solo porzioni minori della tabella complessiva. </text:span><text:span text:style-name="T14">Inoltre, viene utilizzato un valore m’ appena più piccolo di m per la funzione ‘h2()’. </text:span><text:span text:style-name="T11">Una volta generata la tabella complessiva viene richiesto all’utente se vuole cercare uno studente. In caso la chiave venga trovata la complessità dell’algoritmo sarebbe di </text:span><text:span text:style-name="T5"><draw:frame draw:style-name="fr1" draw:name="Oggetto1" text:anchor-type="as-char" svg:y="-0.619cm" svg:width="3.314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7">mentre in caso non venga trovata sarebbe di </text:span><text:span text:style-name="T7"><draw:frame draw:style-name="fr1" draw:name="Oggetto2" text:anchor-type="as-char" svg:y="-0.619cm" svg:width="1.109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8">(dove </text:span><text:span text:style-name="T6">α </text:span><text:span text:style-name="T16">= N/M</text:span><text:span text:style-name="T17">). </text:span></text:p>
      <text:p text:style-name="P20"/>
      <text:p text:style-name="P10"/>
      <text:p text:style-name="P5"><text:s/><text:span text:style-name="T1">Realizzazione e </text:span><text:span text:style-name="T2">pseudo-codici</text:span></text:p>
      <text:p text:style-name="P9"/>
      <text:p text:style-name="P16"><text:span text:style-name="T9">Una volta dichiarata la tabella Hash, t</text:span>utti i blocchi vengono inizializzati a NULL e <text:span text:style-name="T15">successivamente</text:span> vengono inseriti ‘n’ studenti da file. L’inserimento in tabella avviene grazie alla funzione hash_insert che ritorna il numero di tentativi di inserimento <text:span text:style-name="T4">utilizzando la tecnica dell’hashing doppio. <text:s/>In caso vengano fatti tanti tentativi quanto la grandezza della tabella allora si ritorna il valore negativo ‘-1’. Nella variabile i vengono conteggiati i numeri di hit di ricerca di una cella libera in cui inserire lo studente.</text:span></text:p>
      <text:p text:style-name="P21"><text:s/>==========Codice in C============</text:p>
      <text:p text:style-name="P11"/>
      <text:p text:style-name="P11">int hash_insert(studente *HT[],studente *e,int m)</text:p>
      <text:p text:style-name="P11">{</text:p>
      <text:p text:style-name="P11"><text:s text:c="4"/>int i=0;</text:p>
      <text:p text:style-name="P11"><text:s text:c="4"/>do</text:p>
      <text:p text:style-name="P11"><text:s text:c="4"/>{</text:p>
      <text:p text:style-name="P11"><text:soft-page-break/><text:s text:c="8"/>int j=h((e-&gt;matricola),i,m);</text:p>
      <text:p text:style-name="P11"><text:s text:c="8"/>if(HT[j]==NULL)</text:p>
      <text:p text:style-name="P11"><text:s text:c="8"/>{</text:p>
      <text:p text:style-name="P11"><text:s text:c="12"/>HT[j]=e;</text:p>
      <text:p text:style-name="P11"><text:s text:c="12"/>return i+1;//ritorniamo numero tentativi??i??</text:p>
      <text:p text:style-name="P11"><text:s text:c="8"/>}</text:p>
      <text:p text:style-name="P11"><text:s text:c="8"/>else</text:p>
      <text:p text:style-name="P11"><text:s text:c="8"/>{</text:p>
      <text:p text:style-name="P11"><text:s text:c="12"/>i=i+1;</text:p>
      <text:p text:style-name="P11"><text:s text:c="8"/>}</text:p>
      <text:p text:style-name="P11"><text:s text:c="4"/>}</text:p>
      <text:p text:style-name="P11"><text:s text:c="4"/>while (i!=m);</text:p>
      <text:p text:style-name="P11"><text:s text:c="4"/>return -1;</text:p>
      <text:p text:style-name="P25">}</text:p>
      <text:p text:style-name="P23"/>
      <text:p text:style-name="P24">Una volta generata la tabella complessiva viene richiesto all’utente se vuole cercare uno studente data un certa matricola richiamando la funzione ‘hash_search()’. <text:s/>Anche in questo caso viene ritornato il numero di hit e in caso non venga trovato nessuna matricola allora viene ritornato il valore ‘-1’. In i vengono immagazzinati gli hit della ricerca per matricola di uno studente.</text:p>
      <text:p text:style-name="P21">==========Codice in C============</text:p>
      <text:p text:style-name="P11">int hash_search(studente *HT[],studente *e,int m)</text:p>
      <text:p text:style-name="P11">{</text:p>
      <text:p text:style-name="P11"><text:s text:c="4"/>int i=0;//1 o 0; <text:s/>///Numero hit per cui cerca</text:p>
      <text:p text:style-name="P11"><text:s text:c="4"/>int j=0;</text:p>
      <text:p text:style-name="P11"><text:s text:c="4"/>do</text:p>
      <text:p text:style-name="P11"><text:s text:c="4"/>{</text:p>
      <text:p text:style-name="P11"><text:s text:c="8"/>j=h(e-&gt;matricola,i,m);</text:p>
      <text:p text:style-name="P11"><text:s text:c="8"/>if(HT[j]-&gt;matricola==e-&gt;matricola)</text:p>
      <text:p text:style-name="P11"><text:s text:c="8"/>{</text:p>
      <text:p text:style-name="P11"><text:s text:c="12"/>stampa(HT[j]);</text:p>
      <text:p text:style-name="P11"><text:s text:c="12"/>return i+1;//ritorniamo numero tentativi +1 perche i parte da 0</text:p>
      <text:p text:style-name="P11"><text:s text:c="8"/>}</text:p>
      <text:p text:style-name="P11"><text:s text:c="8"/>else</text:p>
      <text:p text:style-name="P11"><text:s text:c="8"/>{</text:p>
      <text:p text:style-name="P11"><text:s text:c="12"/>i++;</text:p>
      <text:p text:style-name="P11"><text:s text:c="8"/>}</text:p>
      <text:p text:style-name="P11"><text:s text:c="4"/>}</text:p>
      <text:p text:style-name="P11"><text:s text:c="4"/>while((HT[j]!=NULL)&amp;&amp;(i!=m)); //Numero tentativi non è uguale alla lunghezza della tabella</text:p>
      <text:p text:style-name="P11"><text:s text:c="4"/>return -1;</text:p>
      <text:p text:style-name="P19">}</text:p>
      <text:p text:style-name="P12"/>
      <text:p text:style-name="P17">Il principale vantaggio dell’utilizzo dell’implementazione in Hashing doppio è che non soffre di fenomeni di agglomerazione poiché il passo è casuale. I principali svantaggi delle tabelle Hash in generale è la possibilità del fenomeno delle collisioni oppure la perdita della corrispondenza tra chiave e posizione in tabel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7:51:20.409596338</meta:creation-date>
    <dc:date>2018-01-16T10:39:12.153670850</dc:date>
    <meta:editing-duration>PT3H30M58S</meta:editing-duration>
    <meta:editing-cycles>62</meta:editing-cycles>
    <meta:generator>LibreOffice/5.4.2.2$Linux_X86_64 LibreOffice_project/40m0$Build-2</meta:generator>
    <meta:document-statistic meta:table-count="0" meta:image-count="0" meta:object-count="2" meta:page-count="2" meta:paragraph-count="53" meta:word-count="499" meta:character-count="3597" meta:non-whitespace-character-count="2907"/>
  </office:meta>
</office:document-meta>
</file>

<file path=Object 1/content.xml><?xml version="1.0" encoding="utf-8"?>
<math xmlns="http://www.w3.org/1998/Math/MathML" display="block">
  <semantics>
    <mrow>
      <mo stretchy="false">−</mo>
      <mrow>
        <mfrac>
          <mn>1</mn>
          <mi>α</mi>
        </mfrac>
        <mo stretchy="false">∗</mo>
        <mi mathvariant="italic">loge</mi>
        <mo stretchy="false">∗</mo>
        <mrow>
          <mo fence="true" stretchy="false">(</mo>
          <mrow>
            <mrow>
              <mn>1</mn>
              <mo stretchy="false">−</mo>
              <mi>α</mi>
            </mrow>
          </mrow>
          <mo fence="true" stretchy="false">)</mo>
        </mrow>
      </mrow>
    </mrow>
    <annotation encoding="StarMath 5.0">-{{1	} over {α}   * loge  * (1- α)}</annotation>
  </semantics>
</math>
</file>

<file path=Object 2/content.xml><?xml version="1.0" encoding="utf-8"?>
<math xmlns="http://www.w3.org/1998/Math/MathML" display="block">
  <semantics>
    <mfrac>
      <mn>1</mn>
      <mrow>
        <mn>1</mn>
        <mo stretchy="false">−</mo>
        <mi>α</mi>
      </mrow>
    </mfrac>
    <annotation encoding="StarMath 5.0">{1} over {1-α} </annotation>
  </semantics>
</math>
</file>